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office:automatic-styles>
  <office:body>
    <office:text>
      <text:p text:style-name="P1"><text:span text:style-name="T1">PLACEMENT NEW</text:span></text:p>
      <text:p text:style-name="P2"><text:span text:style-name="T2"/></text:p>
      <text:p text:style-name="P2"><text:span text:style-name="T3">Placement new is a variation of the new operator. Unlike the new operator, placement new allows us to construct an object in an already allocated memory address. </text:span></text:p>
      <text:p text:style-name="P2"><text:span text:style-name="T3">Because we can pass an address of where we want the object to be created, we have more control than with the regular new operator which allocates memory wherever it wants to.</text:span><text:span text:style-name="T4"/></text:p>
      <text:p text:style-name="P3"><text:span text:style-name="T5">Unlike the regular new operator, with placement new we don't have to worry about calling delete as we never allocated memory.</text:span></text:p>
      <text:p text:style-name="P3"><draw:frame text:anchor-type="as-char" svg:width="134.83mm" svg:height="13.55mm" style:rel-width="scale" style:rel-height="scale"><draw:object-ole xlink:href="OleObj1"/><draw:image xlink:href="ObjectReplacements/OleObj1"/></draw:frame><text:span text:style-name="T5"/></text:p>
      <text:p text:style-name="P3"><text:span text:style-name="T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